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2%" fo:orphans="2" fo:widows="2" fo:text-indent="0in" style:auto-text-indent="false" fo:padding-left="0.0937in" fo:padding-right="0in" fo:padding-top="0.0937in" fo:padding-bottom="0.0937in" fo:border-left="0.06pt solid #f2f2f2" fo:border-right="none" fo:border-top="0.06pt solid #f2f2f2" fo:border-bottom="0.06pt solid #f2f2f2"/>
      <style:text-properties fo:font-variant="normal" fo:text-transform="none" fo:color="#48484a" loext:opacity="100%" style:font-name="Menlo" fo:font-size="9.7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42%" fo:orphans="2" fo:widows="2" fo:text-indent="0in" style:auto-text-indent="false" fo:padding-left="0.0937in" fo:padding-right="0in" fo:padding-top="0.0937in" fo:padding-bottom="0.0937in" fo:border-left="0.06pt solid #f2f2f2" fo:border-right="none" fo:border-top="0.06pt solid #f2f2f2" fo:border-bottom="0.06pt solid #f2f2f2"/>
      <style:text-properties fo:font-variant="normal" fo:text-transform="none" fo:color="#48484a" loext:opacity="100%" style:font-name="Menlo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42%" fo:orphans="2" fo:widows="2" fo:text-indent="0in" style:auto-text-indent="false" fo:padding-left="0.0937in" fo:padding-right="0in" fo:padding-top="0.0937in" fo:padding-bottom="0.0937in" fo:border-left="0.06pt solid #f2f2f2" fo:border-right="none" fo:border-top="0.06pt solid #f2f2f2" fo:border-bottom="0.06pt solid #f2f2f2"/>
      <style:text-properties fo:font-variant="normal" fo:text-transform="none" fo:color="#48484a" loext:opacity="100%" style:font-name="Menlo" fo:font-size="9.75pt" fo:letter-spacing="normal" fo:font-style="normal" fo:font-weight="normal"/>
    </style:style>
    <style:style style:name="P4" style:family="paragraph" style:parent-style-name="Standard">
      <loext:graphic-properties draw:fill="solid" draw:fill-color="#2b2b2b"/>
      <style:paragraph-properties fo:margin-left="0in" fo:margin-right="0in" fo:margin-top="0in" fo:margin-bottom="0in" style:contextual-spacing="false" fo:line-height="142%" fo:orphans="2" fo:widows="2" fo:text-indent="0in" style:auto-text-indent="false" fo:background-color="#2b2b2b" fo:padding="0in" fo:border="none" style:shadow="none"/>
      <style:text-properties fo:font-variant="normal" fo:text-transform="none" fo:color="#48484a" loext:opacity="100%" style:font-name="Menlo" fo:font-size="9.75pt" fo:letter-spacing="normal" fo:font-style="normal" fo:font-weight="normal"/>
    </style:style>
    <style:style style:name="P5" style:family="paragraph" style:parent-style-name="Standard">
      <loext:graphic-properties draw:fill="solid" draw:fill-color="#2b2b2b"/>
      <style:paragraph-properties fo:margin-left="0in" fo:margin-right="0in" fo:margin-top="0in" fo:margin-bottom="0in" style:contextual-spacing="false" fo:line-height="142%" fo:orphans="2" fo:widows="2" fo:text-indent="0in" style:auto-text-indent="false" fo:background-color="#2b2b2b" fo:padding="0in" fo:border="none" style:shadow="none"/>
      <style:text-properties fo:font-variant="normal" fo:text-transform="none" fo:color="#48484a" loext:opacity="100%" style:font-name="Menlo" fo:font-size="9.75pt" fo:letter-spacing="normal" fo:font-style="normal" fo:font-weight="normal" officeooo:paragraph-rsid="0011c41f"/>
    </style:style>
    <style:style style:name="T1" style:family="text">
      <style:text-properties officeooo:rsid="00108028"/>
    </style:style>
    <style:style style:name="T2" style:family="text">
      <style:text-properties fo:color="#a9b7c6" loext:opacity="100%" style:font-name="JetBrains Mono" fo:font-size="10pt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officeooo:rsid="00108028" style:font-size-asian="10pt" style:font-style-asian="normal" style:font-weight-asian="normal"/>
    </style:style>
    <style:style style:name="T4" style:family="text">
      <style:text-properties fo:color="#6a8759" loext:opacity="100%" style:font-name="JetBrains Mono" fo:font-size="10pt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url</text:span><text:span text:style-name="T2"> = </text:span><text:span text:style-name="T4">"https://api.openweathermap.org/data/2.5/onecall?lat="</text:span><text:span text:style-name="T2">+str(location.latitude)+</text:span><text:span text:style-name="T4">"&amp;lon="</text:span><text:span text:style-name="T2">+str(location.longitude)+</text:span><text:span text:style-name="T4">"&amp;units=metric&amp;exclude=hourly&amp;appid=a249f3b30a2bdb61fe5ac47c6e8ce7c1</text:span></text:p>
      <text:p text:style-name="P5"><text:span text:style-name="T4">"</text:span></text:p>
      <text:p text:style-name="P4"><text:span text:style-name="T2">url = </text:span><text:span text:style-name="T4">"https://api.openweathermap.org/data/2.5/weather?lat="</text:span><text:span text:style-name="T2">+</text:span><text:span text:style-name="T5">str</text:span><text:span text:style-name="T2">(location.latitude)+</text:span><text:span text:style-name="T4">"&amp;lon="</text:span><text:span text:style-name="T2">+</text:span><text:span text:style-name="T5">str</text:span><text:span text:style-name="T2">(location.longitude)+</text:span><text:span text:style-name="T4">"&amp;appid=a249f3b30a2bdb61fe5ac47c6e8ce7c1"</text:span></text:p>
      <text:p text:style-name="P3"/>
      <text:p text:style-name="P1"><text:span text:style-name="T1">Api key=</text:span>a249f3b30a2bdb61fe5ac47c6e8ce7c1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1:25:13.265121230</meta:creation-date>
    <dc:date>2023-06-23T13:59:50.511042598</dc:date>
    <meta:editing-duration>PT1H34M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4" meta:word-count="9" meta:character-count="382" meta:non-whitespace-character-count="377"/>
  </office:meta>
</office:document-meta>
</file>